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3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cc"/>
    </style:style>
    <style:style style:name="ce4" style:family="table-cell" style:parent-style-name="Default" style:data-style-name="N0"/>
    <style:style style:name="ce5" style:family="table-cell" style:parent-style-name="Default" style:data-style-name="N60"/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>
            <text:p>THERMAL CONDUCTIVITY OF CARBON DIOXIDE</text:p>
          </table:table-cell>
          <table:table-cell table:number-columns-repeated="6"/>
        </table:table-row>
        <table:table-row table:style-name="ro2">
          <table:table-cell office:value-type="string">
            <text:p>from Vesovic et al, 1990, J Phys Chem Ref Data <text:span text:style-name="T1">19</text:span>(3).</text:p>
          </table:table-cell>
          <table:table-cell table:number-columns-repeated="6"/>
        </table:table-row>
        <table:table-row table:style-name="ro3">
          <table:table-cell table:number-columns-repeated="7"/>
        </table:table-row>
        <table:table-row table:style-name="ro1">
          <table:table-cell table:style-name="ce1" office:value-type="string">
            <text:p>T</text:p>
          </table:table-cell>
          <table:table-cell table:style-name="ce3" office:value-type="float" office:value="450">
            <text:p>450</text:p>
          </table:table-cell>
          <table:table-cell office:value-type="string">
            <text:p>K</text:p>
          </table:table-cell>
          <table:table-cell table:number-columns-repeated="4"/>
        </table:table-row>
        <table:table-row table:style-name="ro4">
          <table:table-cell table:style-name="ce1" office:value-type="string">
            <text:p>rho</text:p>
          </table:table-cell>
          <table:table-cell table:style-name="ce3" office:value-type="float" office:value="600">
            <text:p>600</text:p>
          </table:table-cell>
          <table:table-cell office:value-type="string">
            <text:p>kg/m³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IDEAL (ZERO-DENSITY) PART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1" office:value-type="string">
            <text:p>eps_on_k</text:p>
          </table:table-cell>
          <table:table-cell office:value-type="float" office:value="251.196">
            <text:p>251.196</text:p>
          </table:table-cell>
          <table:table-cell office:value-type="string">
            <text:p>K</text:p>
          </table:table-cell>
          <table:table-cell table:number-columns-repeated="4"/>
        </table:table-row>
        <table:table-row table:style-name="ro1">
          <table:table-cell table:style-name="ce1" office:value-type="string">
            <text:p>sigma</text:p>
          </table:table-cell>
          <table:table-cell office:value-type="float" office:value="0.3751">
            <text:p>0.3751</text:p>
          </table:table-cell>
          <table:table-cell office:value-type="string">
            <text:p>nm</text:p>
          </table:table-cell>
          <table:table-cell table:number-columns-repeated="4"/>
        </table:table-row>
        <table:table-row table:style-name="ro1">
          <table:table-cell table:style-name="ce1" office:value-type="string">
            <text:p>T_star</text:p>
          </table:table-cell>
          <table:table-cell table:formula="of:=T/eps_on_k" office:value-type="float" office:value="1.79142979983758">
            <text:p>1.7914297998</text:p>
          </table:table-cell>
          <table:table-cell table:number-columns-repeated="5"/>
        </table:table-row>
        <table:table-row table:style-name="ro5">
          <table:table-cell office:value-type="string">
            <text:p>i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table:style-name="ce4" office:value-type="float" office:value="0.02387869">
            <text:p>0.02387869</text:p>
          </table:table-cell>
          <table:table-cell office:value-type="float" office:value="4.350794">
            <text:p>4.350794</text:p>
          </table:table-cell>
          <table:table-cell office:value-type="float" office:value="-10.33404">
            <text:p>-10.33404</text:p>
          </table:table-cell>
          <table:table-cell office:value-type="float" office:value="7.98159">
            <text:p>7.98159</text:p>
          </table:table-cell>
          <table:table-cell office:value-type="float" office:value="-1.940558">
            <text:p>-1.940558</text:p>
          </table:table-cell>
          <table:table-cell/>
        </table:table-row>
        <table:table-row table:style-name="ro1">
          <table:table-cell office:value-type="string">
            <text:p>term</text:p>
          </table:table-cell>
          <table:table-cell table:style-name="ce4" table:formula="of:=[.B14]*(T/100)^(2-[.B13])" office:value-type="float" office:value="0.107454105">
            <text:p>0.107454105</text:p>
          </table:table-cell>
          <table:table-cell table:style-name="ce4" table:formula="of:=[.C14]*(T/100)^(2-[.C13])" office:value-type="float" office:value="4.350794">
            <text:p>4.350794</text:p>
          </table:table-cell>
          <table:table-cell table:style-name="ce4" table:formula="of:=[.D14]*(T/100)^(2-[.D13])" office:value-type="float" office:value="-2.29645333333333">
            <text:p>-2.2964533333</text:p>
          </table:table-cell>
          <table:table-cell table:style-name="ce4" table:formula="of:=[.E14]*(T/100)^(2-[.E13])" office:value-type="float" office:value="0.394152592592593">
            <text:p>0.3941525926</text:p>
          </table:table-cell>
          <table:table-cell table:style-name="ce4" table:formula="of:=[.F14]*(T/100)^(2-[.F13])" office:value-type="float" office:value="-0.021295561042524">
            <text:p>-0.021295561</text:p>
          </table:table-cell>
          <table:table-cell/>
        </table:table-row>
        <table:table-row table:style-name="ro2">
          <table:table-cell table:style-name="ce1" office:value-type="string">
            <text:p>cint_on_k</text:p>
          </table:table-cell>
          <table:table-cell table:formula="of:=1  + EXP(-183.5/T)*SUM([.B15:.F15])" office:value-type="float" office:value="2.68586450924265">
            <text:p>2.6858645092</text:p>
          </table:table-cell>
          <table:table-cell table:number-columns-repeated="5"/>
        </table:table-row>
        <table:table-row table:style-name="ro1">
          <table:table-cell table:style-name="ce1" office:value-type="string">
            <text:p>r</text:p>
          </table:table-cell>
          <table:table-cell table:formula="of:=SQRT(2/5*cint_on_k)" office:value-type="float" office:value="1.03650653818346">
            <text:p>1.0365065382</text:p>
          </table:table-cell>
          <table:table-cell table:number-columns-repeated="5"/>
        </table:table-row>
        <table:table-row table:style-name="ro3">
          <table:table-cell office:value-type="string">
            <text:p>1+r²</text:p>
          </table:table-cell>
          <table:table-cell table:formula="of:=1+r_^2" office:value-type="float" office:value="2.07434580369706">
            <text:p>2.0743458037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 office:value-type="string">
            <text:p>i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0.4226159">
            <text:p>0.4226159</text:p>
          </table:table-cell>
          <table:table-cell office:value-type="float" office:value="0.6280115">
            <text:p>0.6280115</text:p>
          </table:table-cell>
          <table:table-cell office:value-type="float" office:value="-0.5387661">
            <text:p>-0.5387661</text:p>
          </table:table-cell>
          <table:table-cell office:value-type="float" office:value="0.6735941">
            <text:p>0.6735941</text:p>
          </table:table-cell>
          <table:table-cell office:value-type="float" office:value="-0.4362677">
            <text:p>-0.4362677</text:p>
          </table:table-cell>
          <table:table-cell office:value-type="float" office:value="0.2255388">
            <text:p>0.2255388</text:p>
          </table:table-cell>
        </table:table-row>
        <table:table-row table:style-name="ro1">
          <table:table-cell office:value-type="string">
            <text:p>term</text:p>
          </table:table-cell>
          <table:table-cell table:formula="of:=[.B21]/T_star^[.B20]" office:value-type="float" office:value="0.4226159">
            <text:p>0.4226159</text:p>
          </table:table-cell>
          <table:table-cell table:formula="of:=[.C21]/T_star^[.C20]" office:value-type="float" office:value="0.350564392786667">
            <text:p>0.3505643928</text:p>
          </table:table-cell>
          <table:table-cell table:formula="of:=[.D21]/T_star^[.D20]" office:value-type="float" office:value="-0.167880661913332">
            <text:p>-0.1678806619</text:p>
          </table:table-cell>
          <table:table-cell table:formula="of:=[.E21]/T_star^[.E20]" office:value-type="float" office:value="0.117165268385495">
            <text:p>0.1171652684</text:p>
          </table:table-cell>
          <table:table-cell table:formula="of:=[.F21]/T_star^[.F20]" office:value-type="float" office:value="-0.0131994031752718">
            <text:p>-0.0131994032</text:p>
          </table:table-cell>
          <table:table-cell table:formula="of:=[.G21]/T_star^[.G20]" office:value-type="float" office:value="0.00380910290412147">
            <text:p>0.0038091029</text:p>
          </table:table-cell>
        </table:table-row>
        <table:table-row table:style-name="ro2">
          <table:table-cell table:style-name="ce1" office:value-type="string">
            <text:p>Clamstar</text:p>
          </table:table-cell>
          <table:table-cell table:formula="of:=SUM([.B22:.G22])" office:value-type="float" office:value="0.71307459898768">
            <text:p>0.71307459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 table:style-name="ce1" office:value-type="string">
            <text:p>lam0</text:p>
          </table:table-cell>
          <table:table-cell table:style-name="ce1" table:formula="of:=0.475598*SQRT(T)*(1+r_^2) / Clamstar" office:value-type="float" office:value="29.3489431694103">
            <text:p>29.3489431694</text:p>
          </table:table-cell>
          <table:table-cell office:value-type="string">
            <text:p>mW/m·K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RESIDUAL PART</text:p>
          </table:table-cell>
          <table:table-cell table:number-columns-repeated="6"/>
        </table:table-row>
        <table:table-row table:style-name="ro2">
          <table:table-cell office:value-type="string">
            <text:p>i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d</text:p>
          </table:table-cell>
          <table:table-cell table:style-name="ce5" office:value-type="float" office:value="0.02447164">
            <text:p>2.45E-002</text:p>
          </table:table-cell>
          <table:table-cell table:style-name="ce5" office:value-type="float" office:value="0.00008705605">
            <text:p>8.71E-005</text:p>
          </table:table-cell>
          <table:table-cell table:style-name="ce5" office:value-type="float" office:value="-0.0000000654795">
            <text:p>-6.55E-008</text:p>
          </table:table-cell>
          <table:table-cell table:style-name="ce5" office:value-type="float" office:value="0.00000000006594919">
            <text:p>6.59E-011</text:p>
          </table:table-cell>
          <table:table-cell table:number-columns-repeated="2"/>
        </table:table-row>
        <table:table-row table:style-name="ro1">
          <table:table-cell office:value-type="string">
            <text:p>term</text:p>
          </table:table-cell>
          <table:table-cell table:formula="of:=[.B29]*rho^[.B28]" office:value-type="float" office:value="14.682984">
            <text:p>14.682984</text:p>
          </table:table-cell>
          <table:table-cell table:formula="of:=[.C29]*rho^[.C28]" office:value-type="float" office:value="31.340178">
            <text:p>31.340178</text:p>
          </table:table-cell>
          <table:table-cell table:formula="of:=[.D29]*rho^[.D28]" office:value-type="float" office:value="-14.143572">
            <text:p>-14.143572</text:p>
          </table:table-cell>
          <table:table-cell table:formula="of:=[.E29]*rho^[.E28]" office:value-type="float" office:value="8.547015024">
            <text:p>8.547015024</text:p>
          </table:table-cell>
          <table:table-cell table:number-columns-repeated="2"/>
        </table:table-row>
        <table:table-row table:style-name="ro2">
          <table:table-cell table:style-name="ce1" office:value-type="string">
            <text:p>lamr</text:p>
          </table:table-cell>
          <table:table-cell table:style-name="ce1" table:formula="of:=SUM([.B30:.E30])" office:value-type="float" office:value="40.426605024">
            <text:p>40.426605024</text:p>
          </table:table-cell>
          <table:table-cell office:value-type="string">
            <text:p>mW/m·K</text:p>
          </table:table-cell>
          <table:table-cell table:number-columns-repeated="4"/>
        </table:table-row>
        <table:table-row table:style-name="ro3">
          <table:table-cell table:number-columns-repeated="7"/>
        </table:table-row>
        <table:table-row table:style-name="ro2">
          <table:table-cell table:style-name="ce1" office:value-type="string">
            <text:p>lam0+lamr</text:p>
          </table:table-cell>
          <table:table-cell table:formula="of:=lam0+lamr" office:value-type="float" office:value="69.7755481934103">
            <text:p>69.7755481934</text:p>
          </table:table-cell>
          <table:table-cell office:value-type="string">
            <text:p>mW/m·K</text:p>
          </table:table-cell>
          <table:table-cell table:number-columns-repeated="4"/>
        </table:table-row>
      </table:table>
      <table:named-expressions>
        <table:named-range table:name="cint_on_k" table:base-cell-address="$Sheet1.$A$11" table:cell-range-address="$Sheet1.$B$16"/>
        <table:named-range table:name="Clamstar" table:base-cell-address="$Sheet1.$A$17" table:cell-range-address="$Sheet1.$B$23"/>
        <table:named-range table:name="eps_on_k" table:base-cell-address="$Sheet1.$A$5" table:cell-range-address="$Sheet1.$B$10"/>
        <table:named-range table:name="lam0" table:base-cell-address="$Sheet1.$A$25" table:cell-range-address="$Sheet1.$B$25"/>
        <table:named-range table:name="lam0_lamr" table:base-cell-address="$Sheet1.$A$33" table:cell-range-address="$Sheet1.$B$33"/>
        <table:named-range table:name="lamr" table:base-cell-address="$Sheet1.$A$31" table:cell-range-address="$Sheet1.$B$31"/>
        <table:named-range table:name="rho" table:base-cell-address="$Sheet1.$A$5" table:cell-range-address="$Sheet1.$B$5"/>
        <table:named-range table:name="r_" table:base-cell-address="$Sheet1.$A$12" table:cell-range-address="$Sheet1.$B$17"/>
        <table:named-range table:name="sigma" table:base-cell-address="$Sheet1.$A$6" table:cell-range-address="$Sheet1.$B$11"/>
        <table:named-range table:name="T" table:base-cell-address="$Sheet1.$A$4" table:cell-range-address="$Sheet1.$B$4"/>
        <table:named-range table:name="T_star" table:base-cell-address="$Sheet1.$A$7" table:cell-range-address="$Sheet1.$B$12"/>
        <table:named-range table:name="_r" table:base-cell-address="$Sheet1.$A$12" table:cell-range-address="$Sheet1.$B$1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Pye</meta:initial-creator>
    <meta:creation-date>2014-03-25T19:16:24</meta:creation-date>
    <dc:date>2014-03-26T09:59:13</dc:date>
    <dc:creator>John Pye</dc:creator>
    <meta:editing-duration>PT14H30M24S</meta:editing-duration>
    <meta:editing-cycles>3</meta:editing-cycles>
    <meta:generator>LibreOffice/4.0.4.2$Linux_X86_64 LibreOffice_project/400m0$Build-2</meta:generator>
    <meta:document-statistic meta:table-count="1" meta:cell-count="89" meta:object-count="0"/>
  </office:meta>
</office:document-meta>
</file>